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0ddeaa" officeooo:paragraph-rsid="000ddeaa"/>
    </style:style>
    <style:style style:name="P2" style:family="paragraph" style:parent-style-name="Standard">
      <style:text-properties officeooo:paragraph-rsid="000ddea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vid et Audrey PARSONS</text:p>
      <text:p text:style-name="P1">34 rue du Luizet,</text:p>
      <text:p text:style-name="P1">69100 VILLEURBANNE</text:p>
      <text:p text:style-name="P1">dafetaudrey@gmail.com</text:p>
      <text:p text:style-name="P1">06 47 86 87 55</text:p>
      <text:p text:style-name="P1"/>
      <text:p text:style-name="P1"/>
      <text:p text:style-name="P1"/>
      <text:p text:style-name="P1"/>
      <text:p text:style-name="P1"/>
      <text:p text:style-name="P1"/>
      <text:p text:style-name="P1"/>
      <text:p text:style-name="P1"/>
      <text:p text:style-name="P1"/>
      <text:p text:style-name="P1"/>
      <text:p text:style-name="P1">Objet : Levée d’option</text:p>
      <text:p text:style-name="Standard"/>
      <text:p text:style-name="Standard"/>
      <text:p text:style-name="P2">Bonjour,<text:line-break/><text:line-break/>La promesse de vente entre la société Gecym et nous mêmes (Mr et Mme PARSONS) ayant une validité jusqu'au 13 juillet 2017 à 20h00, nous vous informons lever l'option de la promesse de vente à l'effet d'acquérir le terrain dans les conditions énoncées dans ladite promesse de vente.<text:line-break/></text:p>
      <text:p text:style-name="P2">Nous prenons acte du retard que vous avez pris dans la réalisation des travaux de viabilisation dont la fin était prévue pour le 10 juin 2017 et vous informons que nous acceptons un report de cette date au 25 août 2017, soit 2 mois et demi après la date initialement prévue.</text:p>
      <text:p text:style-name="P2"><text:line-break/>Dans l'optique d'un prochain rendez-vous, nous restons à votre disposition.<text:line-break/><text:line-break/>Cordialement,<text:line-break/>David et Audrey PARS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3T16:33:10.833994605</meta:creation-date>
    <meta:print-date>2017-07-13T16:35:20.053320866</meta:print-date>
    <dc:date>2017-07-13T16:35:40.550480012</dc:date>
    <meta:editing-duration>PT2M30S</meta:editing-duration>
    <meta:editing-cycles>1</meta:editing-cycles>
    <meta:document-statistic meta:table-count="0" meta:image-count="0" meta:object-count="0" meta:page-count="1" meta:paragraph-count="9" meta:word-count="135" meta:character-count="796" meta:non-whitespace-character-count="666"/>
    <meta:generator>LibreOffice/5.2.6.2$Linux_X86_64 LibreOffice_project/20m0$Build-2</meta:generator>
  </office:meta>
</office:document-meta>
</file>